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792cm" style:rel-column-width="10763*"/>
    </style:style>
    <style:style style:name="Tableau1.B" style:family="table-column">
      <style:table-column-properties style:column-width="14.208cm" style:rel-column-width="54772*"/>
    </style:style>
    <style:style style:name="Tableau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000000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2cm" style:rel-column-width="1814*"/>
    </style:style>
    <style:style style:name="Tableau2.B" style:family="table-column">
      <style:table-column-properties style:column-width="13.801cm" style:rel-column-width="7824*"/>
    </style:style>
    <style:style style:name="Tableau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000000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21d0b9" officeooo:paragraph-rsid="0021d0b9"/>
    </style:style>
    <style:style style:name="P2" style:family="paragraph" style:parent-style-name="Table_20_Contents">
      <style:text-properties fo:color="#ffffff" fo:font-size="14pt" fo:font-weight="bold" officeooo:rsid="0021d0b9" officeooo:paragraph-rsid="0021d0b9" style:font-size-asian="14pt" style:font-weight-asian="bold" style:font-size-complex="14pt" style:font-weight-complex="bold"/>
    </style:style>
    <style:style style:name="P3" style:family="paragraph" style:parent-style-name="Table_20_Contents">
      <style:text-properties officeooo:rsid="0021e611" officeooo:paragraph-rsid="0021e611"/>
    </style:style>
    <style:style style:name="P4" style:family="paragraph" style:parent-style-name="Standard">
      <style:text-properties fo:font-size="14pt" fo:font-weight="bold" officeooo:rsid="001c4476" officeooo:paragraph-rsid="001c4476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2351ea" officeooo:paragraph-rsid="002351ea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officeooo:rsid="002351ea" officeooo:paragraph-rsid="002351ea" style:font-size-asian="14pt" style:font-size-complex="14pt"/>
    </style:style>
    <style:style style:name="P7" style:family="paragraph" style:parent-style-name="Standard">
      <style:text-properties officeooo:rsid="0021d0b9" officeooo:paragraph-rsid="0021d0b9"/>
    </style:style>
    <style:style style:name="P8" style:family="paragraph" style:parent-style-name="Standard">
      <style:text-properties officeooo:paragraph-rsid="002351ea"/>
    </style:style>
    <style:style style:name="P9" style:family="paragraph" style:parent-style-name="Standard">
      <style:text-properties style:font-name="Courier New"/>
    </style:style>
    <style:style style:name="P10" style:family="paragraph" style:parent-style-name="Standard">
      <style:text-properties style:font-name="Courier New" fo:font-size="14pt" officeooo:rsid="002351ea" officeooo:paragraph-rsid="002351ea" style:font-size-asian="14pt" style:font-size-complex="14pt"/>
    </style:style>
    <style:style style:name="P11" style:family="paragraph" style:parent-style-name="Standard">
      <style:text-properties style:font-name="Courier New" fo:font-size="8pt" officeooo:rsid="002500f8" officeooo:paragraph-rsid="002500f8" style:font-size-asian="8pt" style:font-size-complex="8pt"/>
    </style:style>
    <style:style style:name="P12" style:family="paragraph" style:parent-style-name="Standard">
      <style:text-properties officeooo:rsid="002500f8" officeooo:paragraph-rsid="002500f8"/>
    </style:style>
    <style:style style:name="P13" style:family="paragraph" style:parent-style-name="Standard">
      <style:text-properties officeooo:rsid="0026f45b" officeooo:paragraph-rsid="0026f45b"/>
    </style:style>
    <style:style style:name="P14" style:family="paragraph" style:parent-style-name="Text_20_body">
      <style:text-properties officeooo:rsid="00204135" officeooo:paragraph-rsid="00204135"/>
    </style:style>
    <style:style style:name="P15" style:family="paragraph" style:parent-style-name="Text_20_body">
      <style:text-properties officeooo:rsid="0021d0b9" officeooo:paragraph-rsid="0021d0b9"/>
    </style:style>
    <style:style style:name="P16" style:family="paragraph" style:parent-style-name="Text_20_body">
      <style:text-properties officeooo:rsid="002500f8" officeooo:paragraph-rsid="002500f8"/>
    </style:style>
    <style:style style:name="P17" style:family="paragraph" style:parent-style-name="Text_20_body">
      <style:text-properties officeooo:rsid="0026f45b" officeooo:paragraph-rsid="0026f45b"/>
    </style:style>
    <style:style style:name="P18" style:family="paragraph" style:parent-style-name="Text_20_body">
      <style:text-properties style:font-name="Courier New" officeooo:rsid="002500f8" officeooo:paragraph-rsid="002500f8"/>
    </style:style>
    <style:style style:name="P19" style:family="paragraph" style:parent-style-name="Text_20_body">
      <style:text-properties style:font-name="Courier New" fo:font-size="8pt" officeooo:rsid="0026f45b" officeooo:paragraph-rsid="0026f45b" style:font-size-asian="8pt" style:font-size-complex="8pt"/>
    </style:style>
    <style:style style:name="P20" style:family="paragraph" style:parent-style-name="Text_20_body">
      <style:text-properties officeooo:paragraph-rsid="0026f45b"/>
    </style:style>
    <style:style style:name="P21" style:family="paragraph" style:parent-style-name="Standard">
      <style:text-properties officeooo:paragraph-rsid="002d6e0a"/>
    </style:style>
    <style:style style:name="P22" style:family="paragraph" style:parent-style-name="Standard">
      <style:text-properties officeooo:rsid="002d6e0a" officeooo:paragraph-rsid="002d6e0a"/>
    </style:style>
    <style:style style:name="P23" style:family="paragraph" style:parent-style-name="Text_20_body">
      <style:text-properties officeooo:rsid="002c605d" officeooo:paragraph-rsid="002c605d"/>
    </style:style>
    <style:style style:name="P24" style:family="paragraph" style:parent-style-name="Text_20_body" style:list-style-name="L1">
      <style:text-properties officeooo:rsid="002c605d" officeooo:paragraph-rsid="002c605d"/>
    </style:style>
    <style:style style:name="P25" style:family="paragraph" style:parent-style-name="Text_20_body" style:list-style-name="L1">
      <style:text-properties officeooo:paragraph-rsid="002c605d"/>
    </style:style>
    <style:style style:name="P26" style:family="paragraph" style:parent-style-name="Text_20_body">
      <style:text-properties officeooo:rsid="002d6e0a" officeooo:paragraph-rsid="002d6e0a"/>
    </style:style>
    <style:style style:name="P27" style:family="paragraph" style:parent-style-name="Text_20_body" style:list-style-name="L2">
      <style:text-properties officeooo:rsid="002d6e0a" officeooo:paragraph-rsid="002d6e0a"/>
    </style:style>
    <style:style style:name="P28" style:family="paragraph" style:parent-style-name="Text_20_body">
      <style:text-properties officeooo:paragraph-rsid="002d6e0a"/>
    </style:style>
    <style:style style:name="P29" style:family="paragraph" style:parent-style-name="Text_20_body">
      <style:text-properties style:font-name="Courier New" fo:font-size="8pt" officeooo:paragraph-rsid="002d6e0a" style:font-size-asian="8pt" style:font-size-complex="8pt"/>
    </style:style>
    <style:style style:name="P30" style:family="paragraph" style:parent-style-name="Text_20_body">
      <style:text-properties style:font-name="Courier New" fo:font-size="8pt" officeooo:paragraph-rsid="002c605d" style:font-size-asian="8pt" style:font-size-complex="8pt"/>
    </style:style>
    <style:style style:name="P31" style:family="paragraph" style:parent-style-name="Heading_20_1">
      <style:text-properties officeooo:rsid="00204135" officeooo:paragraph-rsid="00204135"/>
    </style:style>
    <style:style style:name="P32" style:family="paragraph" style:parent-style-name="Heading_20_1" style:list-style-name="">
      <style:text-properties officeooo:rsid="002500f8" officeooo:paragraph-rsid="002500f8"/>
    </style:style>
    <style:style style:name="P33" style:family="paragraph" style:parent-style-name="Heading_20_1">
      <style:text-properties officeooo:rsid="002c605d" officeooo:paragraph-rsid="002c605d"/>
    </style:style>
    <style:style style:name="P34" style:family="paragraph" style:parent-style-name="Heading_20_1">
      <style:paragraph-properties fo:break-before="page"/>
      <style:text-properties officeooo:rsid="002500f8" officeooo:paragraph-rsid="002500f8"/>
    </style:style>
    <style:style style:name="P35" style:family="paragraph" style:parent-style-name="Heading_20_2">
      <style:text-properties officeooo:rsid="0021d0b9" officeooo:paragraph-rsid="0021d0b9"/>
    </style:style>
    <style:style style:name="P36" style:family="paragraph" style:parent-style-name="Heading_20_2">
      <style:text-properties officeooo:rsid="002351ea" officeooo:paragraph-rsid="002351ea"/>
    </style:style>
    <style:style style:name="P37" style:family="paragraph" style:parent-style-name="Table_20_Contents">
      <style:text-properties fo:color="#ffffff" fo:font-size="14pt" fo:font-weight="bold" officeooo:rsid="0021d0b9" officeooo:paragraph-rsid="002d6e0a" style:font-size-asian="14pt" style:font-weight-asian="bold" style:font-size-complex="14pt" style:font-weight-complex="bold"/>
    </style:style>
    <style:style style:name="P38" style:family="paragraph" style:parent-style-name="Table_20_Contents">
      <style:text-properties fo:color="#ffffff" fo:font-size="14pt" fo:font-weight="bold" officeooo:rsid="002d6e0a" officeooo:paragraph-rsid="002d6e0a" style:font-size-asian="14pt" style:font-weight-asian="bold" style:font-size-complex="14pt" style:font-weight-complex="bold"/>
    </style:style>
    <style:style style:name="P39" style:family="paragraph" style:parent-style-name="Table_20_Contents">
      <style:text-properties officeooo:rsid="002d6e0a" officeooo:paragraph-rsid="002d6e0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d0b9" style:font-weight-asian="bold" style:font-weight-complex="bold"/>
    </style:style>
    <style:style style:name="T3" style:family="text">
      <style:text-properties fo:font-weight="bold" officeooo:rsid="002c605d" style:font-weight-asian="bold" style:font-weight-complex="bold"/>
    </style:style>
    <style:style style:name="T4" style:family="text">
      <style:text-properties fo:font-weight="bold" officeooo:rsid="002d6e0a" style:font-weight-asian="bold" style:font-weight-complex="bold"/>
    </style:style>
    <style:style style:name="T5" style:family="text">
      <style:text-properties officeooo:rsid="0021d0b9"/>
    </style:style>
    <style:style style:name="T6" style:family="text">
      <style:text-properties style:font-name="Courier New"/>
    </style:style>
    <style:style style:name="T7" style:family="text">
      <style:text-properties style:font-name="Courier New" fo:font-size="12pt" officeooo:rsid="0021e611" style:font-size-asian="12pt" style:font-size-complex="12pt"/>
    </style:style>
    <style:style style:name="T8" style:family="text">
      <style:text-properties style:font-name="Courier New" officeooo:rsid="0026f45b"/>
    </style:style>
    <style:style style:name="T9" style:family="text">
      <style:text-properties style:font-name="Liberation Sans" fo:font-size="12pt" style:font-size-asian="12pt" style:font-size-complex="12pt"/>
    </style:style>
    <style:style style:name="T10" style:family="text">
      <style:text-properties style:font-name="Liberation Sans" fo:font-size="12pt" officeooo:rsid="0021e611" style:font-size-asian="12pt" style:font-size-complex="12pt"/>
    </style:style>
    <style:style style:name="T11" style:family="text">
      <style:text-properties style:font-name="Liberation Sans" fo:font-size="12pt" officeooo:rsid="002d6e0a" style:font-size-asian="12pt" style:font-size-complex="12pt"/>
    </style:style>
    <style:style style:name="T12" style:family="text">
      <style:text-properties officeooo:rsid="0025f9a3"/>
    </style:style>
    <style:style style:name="T13" style:family="text">
      <style:text-properties officeooo:rsid="0026f45b"/>
    </style:style>
    <style:style style:name="T14" style:family="text">
      <style:text-properties officeooo:rsid="002c605d"/>
    </style:style>
    <style:style style:name="T15" style:family="text">
      <style:text-properties officeooo:rsid="002d6e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étails techniques</text:p>
      <text:h text:style-name="P33" text:outline-level="1">Produits - @data</text:h>
      <text:p text:style-name="P23">Il est possible d’encoder <text:span text:style-name="T1">des informations/</text:span><text:span text:style-name="T4">données</text:span><text:span text:style-name="T1"> textuelle</text:span><text:span text:style-name="T4">s</text:span><text:span text:style-name="T1"> semi-structurée</text:span><text:span text:style-name="T4">s</text:span> dans le corps de texte d’une description produit (Description longue).</text:p>
      <text:p text:style-name="P23">Ces informations :</text:p>
      <text:list xml:id="list509205988" text:style-name="L1">
        <text:list-item>
          <text:p text:style-name="P25"><text:span text:style-name="T14">commencent sur </text:span><text:span text:style-name="T3">la première ligne du contenu HTML</text:span><text:span text:style-name="T14"> (option « code source » de l’éditeur de produit).</text:span></text:p>
        </text:list-item>
        <text:list-item>
          <text:p text:style-name="P24">Englobés dans un commentaire HTML <text:span text:style-name="T1">&lt;!-- <text:s text:c="3"/>--&gt; <text:s/></text:span></text:p>
        </text:list-item>
        <text:list-item>
          <text:p text:style-name="P24">Contient le texte d’identification <text:span text:style-name="T1">@DATA</text:span> sur la première ligne</text:p>
        </text:list-item>
      </text:list>
      <text:p text:style-name="P26">Les données sont regroupées <text:span text:style-name="T1">par section identifiées</text:span> par :</text:p>
      <text:list xml:id="list2754840675" text:style-name="L2">
        <text:list-item>
          <text:p text:style-name="P27">Un nom de section en MAJUSCULE (A..Z, 1..9)</text:p>
        </text:list-item>
        <text:list-item>
          <text:p text:style-name="P27">Encadré par des crochets</text:p>
        </text:list-item>
        <text:list-item>
          <text:p text:style-name="P27">Sur une ligne seule, sans espace ni autres caractères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8">Section</text:p>
          </table:table-cell>
          <table:table-cell table:style-name="Tableau2.B1" office:value-type="string">
            <text:p text:style-name="P37">Description</text:p>
          </table:table-cell>
        </table:table-row>
        <table:table-row>
          <table:table-cell table:style-name="Tableau2.A3" office:value-type="string">
            <text:p text:style-name="P39">TRANSFORM</text:p>
          </table:table-cell>
          <table:table-cell table:style-name="Tableau2.B3" office:value-type="string">
            <text:p text:style-name="P21"><text:span text:style-name="T11">Décrit la transformation nécessoire pour un produit composé.<text:line-break/>Voir document had-oc.</text:span></text:p>
          </table:table-cell>
        </table:table-row>
        <table:table-row>
          <table:table-cell table:style-name="Tableau2.A3" office:value-type="string">
            <text:p text:style-name="P39">CUST</text:p>
          </table:table-cell>
          <table:table-cell table:style-name="Tableau2.B3" office:value-type="string">
            <text:p text:style-name="P22">Référence client (surtout pour des produits pré-commandés).</text:p>
          </table:table-cell>
        </table:table-row>
      </table:table>
      <text:p text:style-name="P28"/>
      <text:p text:style-name="P26">Exemple :</text:p>
      <text:p text:style-name="P29">&lt;!-- @DATA</text:p>
      <text:p text:style-name="P30">[TRANSFORM]</text:p>
      <text:p text:style-name="P30">+1*PICO-CANSAT-BASE</text:p>
      <text:p text:style-name="P30">-1*IT-PCB-PICO-CANSAT-BASE</text:p>
      <text:p text:style-name="P30">-1*CON-FPC-40-P0.5-CMS</text:p>
      <text:p text:style-name="P30">-1*SWITCH-TL3305G-CMS</text:p>
      <text:p text:style-name="P30">-1*CON-JSTSH4-H-CMS ; Qwiic / StemmaQt<text:line-break/><text:line-break/><text:span text:style-name="T15">[CUST]<text:line-break/>5* Ticket #11035</text:span></text:p>
      <text:p text:style-name="P30">--&gt;</text:p>
      <text:h text:style-name="P31" text:outline-level="1"><text:span text:style-name="T14">Produits - paramètres</text:span></text:h>
      <text:p text:style-name="P14">Il est possible de stocker des paramètres produits en abusant de la fonctionnalité des références fournisseurs.</text:p>
      <text:p text:style-name="P14">En ajoutant un fournisseur PARAMS , il est possible d’encoder des paramètres produits.</text:p>
      <text:p text:style-name="P14"><text:soft-page-break/>En ajoutant un fournisseur TARIFF-CODE, il est possible d’ajouter une identification douanière associé au produit <text:s/></text:p>
      <text:h text:style-name="P35" text:outline-level="2">Params</text:h>
      <text:p text:style-name="P15">L’utilisation du fournisseur PARAMS permet d’encoder plusieurs paramètre produit sous la forme de Clé=Valeur en utilisant une syntaxe appropriée :</text:p>
      <text:p text:style-name="P15"><text:s/><text:span text:style-name="T6">CLE1:valeur,CLE2:valeur,...</text:span></text:p>
      <text:p text:style-name="Standard"><text:span text:style-name="T5">Par principe, la </text:span><text:span text:style-name="T2">CLE est toujours encodée en majuscule</text:span><text:span text:style-name="T5"> et la valeur en alphanumérique A..Z,0..9 (aussi courte que possible).</text:span></text:p>
      <text:p text:style-name="P7">Une clé manquante défini signifie qu’il n’est pas utilisé.</text:p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Clé</text:p>
          </table:table-cell>
          <table:table-cell table:style-name="Tableau1.B1" office:value-type="string">
            <text:p text:style-name="P2">Description</text:p>
          </table:table-cell>
        </table:table-row>
        <table:table-row>
          <table:table-cell table:style-name="Tableau1.A7" office:value-type="string">
            <text:p text:style-name="P1">SN</text:p>
          </table:table-cell>
          <table:table-cell table:style-name="Tableau1.B7" office:value-type="string">
            <text:p text:style-name="P8">Ce produit dispose d’un numéro de série.<text:span text:style-name="T6"><text:line-break/></text:span><text:span text:style-name="T9">Le n° d</text:span><text:span text:style-name="T10">e série peut être capturé durant la préparation de la commande (ou sa vérification).<text:line-break/> Ex : </text:span><text:span text:style-name="T7">SN:1</text:span></text:p>
          </table:table-cell>
        </table:table-row>
        <table:table-row>
          <table:table-cell table:style-name="Tableau1.A7" office:value-type="string">
            <text:p text:style-name="P3">LS</text:p>
          </table:table-cell>
          <table:table-cell table:style-name="Tableau1.B7" office:value-type="string">
            <text:p text:style-name="P3">Taille du libellé (LabelSize). Utiliser L pour Large (defaut), S pour Small. <text:line-break/>Ex : <text:span text:style-name="T6">LS:S</text:span></text:p>
          </table:table-cell>
        </table:table-row>
        <table:table-row>
          <table:table-cell table:style-name="Tableau1.A7" office:value-type="string">
            <text:p text:style-name="P3">QM</text:p>
          </table:table-cell>
          <table:table-cell table:style-name="Tableau1.B7" office:value-type="string">
            <text:p text:style-name="P3">Quantité minimal souhaitée en stock. <text:line-break/>Ex : <text:span text:style-name="T6">QM:10</text:span></text:p>
          </table:table-cell>
        </table:table-row>
        <table:table-row>
          <table:table-cell table:style-name="Tableau1.A7" office:value-type="string">
            <text:p text:style-name="P3">QO</text:p>
          </table:table-cell>
          <table:table-cell table:style-name="Tableau1.B7" office:value-type="string">
            <text:p text:style-name="P3">Quantité à commander (Order) pour remettre en le stock. </text:p>
          </table:table-cell>
        </table:table-row>
        <table:table-row>
          <table:table-cell table:style-name="Tableau1.A7" office:value-type="string">
            <text:p text:style-name="P3">QF</text:p>
          </table:table-cell>
          <table:table-cell table:style-name="Tableau1.B7" office:value-type="string">
            <text:p text:style-name="P3">Quantité fournisseur à commander (en unité). Ce paramètre permet de lever l’ambiguïté pouvant exister avec QO lorsque le code produit MC Hobby contient un multiplicateur. <text:line-break/>Ex : <text:span text:style-name="T6">QF:500</text:span></text:p>
          </table:table-cell>
        </table:table-row>
        <table:table-row>
          <table:table-cell table:style-name="Tableau1.A7" office:value-type="string">
            <text:p text:style-name="P3">T</text:p>
          </table:table-cell>
          <table:table-cell table:style-name="Tableau1.B7" office:value-type="string">
            <text:p text:style-name="P3">Indique que le produit contient des informations de transformation. <text:line-break/>Ex : <text:span text:style-name="T6">T:1</text:span></text:p>
          </table:table-cell>
        </table:table-row>
      </table:table>
      <text:p text:style-name="Standard"/>
      <text:h text:style-name="P36" text:outline-level="2">Tariff-Code</text:h>
      <text:p text:style-name="P6">Identification douanière d’un article. Est composé avec la syntaxe suivante :</text:p>
      <text:p text:style-name="P10">&lt;CodeIsoPays&gt;,&lt;Tariff-Code&gt;</text:p>
      <text:p text:style-name="P10"/>
      <text:p text:style-name="P6">Le code ISO Pays est en 2 caractères en majuscule.</text:p>
      <text:p text:style-name="P6"/>
      <text:p text:style-name="P6">Ex : <text:span text:style-name="T6">CN,8541.29.0000</text:span></text:p>
      <text:p text:style-name="P5"/>
      <text:p text:style-name="P4"/>
      <text:h text:style-name="P32" text:outline-level="1"/>
      <text:h text:style-name="P34" text:outline-level="1">Order-Ship.py</text:h>
      <text:p text:style-name="P16">Ce script Python permet de contrôler les commandes juste avant leur <text:span text:style-name="T13">expédition.</text:span></text:p>
      <text:p text:style-name="P20">Il stocke le résultat du contrôle dans un fichier texte <text:span text:style-name="T13">portant l’extension </text:span><text:span text:style-name="T8">.scan</text:span><text:span text:style-name="T13">.</text:span></text:p>
      <text:h text:style-name="Heading_20_2" text:outline-level="2">Fichier scan</text:h>
      <text:p text:style-name="P20"><text:span text:style-name="T13">Le fichier de scan est nommé avec le </text:span>format suivant :</text:p>
      <text:p text:style-name="P18">/mnt/mchship/shipscan/202310/46356.scan</text:p>
      <text:p text:style-name="P17">Le nom de fichier 46356 est le numéro de commande, le sous-répertoire 202310 est basé sur la date de commande (Année+Mois).</text:p>
      <text:p text:style-name="P19">--- Order ID : 46356 —<text:line-break/>Customer <text:s text:c="4"/>: Meurisse Dominique<text:line-break/>Cust.EMail <text:s text:c="2"/>: <text:a xlink:type="simple" xlink:href="mailto:info@mchobby.be" text:style-name="Internet_20_link" text:visited-style-name="Visited_20_Internet_20_Link">info@mchobby.be</text:a><text:line-break/>Order Date <text:s text:c="2"/>: 2023-10-10 23:48:59<text:line-break/> <text:s text:c="2"/>1 x POINT <text:s text:c="25"/>( <text:s text:c="2"/>17) @ <text:s text:c="3"/>0.01 htva/p<text:line-break/>CMD: CMD.SCAN_PRODUCT, 17, 1<text:line-break/>Capture SERIAL NUMBER!<text:line-break/>CMD: CMD.RAW, <text:span text:style-name="T12">12548715478</text:span>, 1<text:line-break/> SERIAL NUMBER = <text:span text:style-name="T12">12548715478</text:span> <text:line-break/>CMD: CMD.SET_CARRIER, PICKUP, 1<text:line-break/>CMD: CMD.RAW, 000004447191, 1<text:line-break/>CMD: CMD.VERB, FINALIZE, 1<text:line-break/>--------------------------------------------------------------------------------<text:line-break/>Order <text:s text:c="2"/>: 46356<text:line-break/>Carrier : PICKUP<text:line-break/>Ship Nr : 000004447191<text:line-break/>--------------------------------------------------------------------------------<text:line-break/>Status| Scan | Order | Detail <text:line-break/>--------------------------------------------------------------------------------<text:line-break/> <text:s text:c="2"/>OK | <text:s text:c="3"/>1 | <text:s text:c="4"/>1 | <text:s text:c="3"/>1 x POINT <text:s text:c="25"/>( <text:s text:c="2"/>17) @ <text:s text:c="3"/>0.01 htva/p <text:line-break/><text:line-break/>--- 1 Serial Number(s) collected -----------------------------------------------<text:line-break/> <text:s/>POINT ( <text:s/>17) <text:s text:c="18"/>: <text:s/><text:span text:style-name="T12">12548715478<text:line-break/><text:line-break/></text:span>ORDER ID 46356 CHECK SUCCESSFULLY<text:line-break/>CUSTOMER <text:s text:c="6"/>: Meurisse Dominique<text:line-break/>OPERATION DATE : 18/10/2023 17:13:32</text:p>
      <text:h text:style-name="Heading_20_2" text:outline-level="2">Fichier sn et sn_export</text:h>
      <text:p text:style-name="Text_20_body">Si des numéros de série ont étés scannés, le script crée également un second fichier dans le même répertoire. Ce fichier se nomme :</text:p>
      <text:p text:style-name="P9">/mnt/mchship/shipscan/202310/46356.sn_export</text:p>
      <text:p text:style-name="Standard"/>
      <text:p text:style-name="P12">L’extension sn_export indique que le fichier contient des Serial Number Exportés. <text:line-break/>L’extension passera de <text:span text:style-name="T6">sn_export → sn</text:span> lorsque les données seront importée dans la comptabilité.</text:p>
      <text:p text:style-name="P12">Le fichier contient les n° de série au format JSON :</text:p>
      <text:p text:style-name="P11">[</text:p>
      <text:p text:style-name="P11"><text:s text:c="4"/>[</text:p>
      <text:p text:style-name="P11"><text:s text:c="8"/>"SerialNumberData", </text:p>
      <text:p text:style-name="P11"><text:s text:c="8"/>{</text:p>
      <text:p text:style-name="P11"><text:s text:c="12"/>"remark": null, </text:p>
      <text:p text:style-name="P11"><text:s text:c="12"/>"product_ref": "POINT", </text:p>
      <text:p text:style-name="P11"><text:s text:c="12"/>"product_id": "17", </text:p>
      <text:p text:style-name="P11"><text:s text:c="12"/>"order_id": 46356, </text:p>
      <text:p text:style-name="P11"><text:soft-page-break/><text:s text:c="12"/>"scan_date": "<text:span text:style-name="T12">2023-10-</text:span>18 17:10:21", </text:p>
      <text:p text:style-name="P11"><text:s text:c="12"/>"sn": "<text:span text:style-name="T12">12548715478</text:span>", </text:p>
      <text:p text:style-name="P11"><text:s text:c="12"/>"order_date": "2023-10-10 23:48:59"</text:p>
      <text:p text:style-name="P11"><text:s text:c="8"/>}</text:p>
      <text:p text:style-name="P11"><text:s text:c="4"/>]<text:line-break/>]</text:p>
      <text:p text:style-name="P12"/>
      <text:p text:style-name="Text_20_body">Enfin, un fichier .mail est créé lorsque le client est notifié de l’expédition par email (avec dernier n° de tracking extrait du fichier .scan). Ce fichier contient l’accusé d’expédition du mail (au format JSON)</text:p>
      <text:p text:style-name="P11">{"Messages": [{"Status": "success", "To": [{"MessageID": 576460772384335934, "Email": "info@mchobby.be", "MessageHref": "https://api.mailjet.com/v3/REST/message/576460772384335934", "MessageUUID": "ab0665dc-517b-4ac0-b3e0-8c8240777eb1"}], "CustomID": "", "Bcc": [], "Cc": []}]}</text:p>
      <text:p text:style-name="P12"/>
      <text:p text:style-name="P13">x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6T14:53:00.460892090</meta:creation-date>
    <dc:date>2023-10-20T11:44:27.273384220</dc:date>
    <meta:editing-duration>PT52M46S</meta:editing-duration>
    <meta:editing-cycles>12</meta:editing-cycles>
    <meta:generator>LibreOffice/6.0.7.3$Linux_X86_64 LibreOffice_project/00m0$Build-3</meta:generator>
    <meta:document-statistic meta:table-count="2" meta:image-count="0" meta:object-count="0" meta:page-count="4" meta:paragraph-count="83" meta:word-count="679" meta:character-count="5119" meta:non-whitespace-character-count="4271"/>
  </office:meta>
</office:document-meta>
</file>